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urier New" svg:font-family="'Courier New'" style:font-family-generic="modern" style:font-pitch="fixed"/>
    <style:font-face style:name="新宋体" svg:font-family="新宋体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wiss" style:font-pitch="variable"/>
    <style:font-face style:name="Tahoma" svg:font-family="Tahoma" style:font-family-generic="swiss" style:font-pitch="variable"/>
    <style:font-face style:name="微软雅黑" svg:font-family="微软雅黑" style:font-family-generic="swiss" style:font-pitch="variable"/>
    <style:font-face style:name="宋体" svg:font-family="宋体" style:font-family-generic="system" style:font-pitch="variable"/>
  </office:font-face-decls>
  <office:automatic-styles>
    <style:style style:name="P1" style:family="paragraph" style:parent-style-name="Standard" style:master-page-name="MP0">
      <style:paragraph-properties fo:margin-top="0in" fo:margin-bottom="0in" style:page-number="auto" fo:break-before="page"/>
      <style:text-properties fo:color="#000000" style:font-name="Times New Roman" fo:font-size="13pt" style:font-size-asian="13pt" style:font-name-complex="Arial" style:font-size-complex="13pt"/>
    </style:style>
    <style:style style:name="P2" style:family="paragraph" style:parent-style-name="Standard">
      <style:paragraph-properties fo:margin-top="0in" fo:margin-bottom="0in"/>
      <style:text-properties fo:color="#000000" style:font-name="Times New Roman" fo:font-size="13pt" style:font-size-asian="13pt" style:font-name-complex="Arial" style:font-size-complex="13pt"/>
    </style:style>
    <style:style style:name="P3" style:family="paragraph" style:parent-style-name="Standard" style:list-style-name="L2">
      <style:paragraph-properties fo:margin-top="0in" fo:margin-bottom="0in"/>
      <style:text-properties fo:color="#000000" style:font-name="Times New Roman" fo:font-size="13pt" style:font-size-asian="13pt" style:font-name-complex="Arial" style:font-size-complex="13pt"/>
    </style:style>
    <style:style style:name="P4" style:family="paragraph" style:parent-style-name="Standard" style:list-style-name="L3">
      <style:paragraph-properties fo:margin-top="0in" fo:margin-bottom="0in"/>
      <style:text-properties fo:color="#000000" style:font-name="Times New Roman" fo:font-size="13pt" style:font-size-asian="13pt" style:font-name-complex="Arial" style:font-size-complex="13pt"/>
    </style:style>
    <style:style style:name="P5" style:family="paragraph" style:parent-style-name="Standard" style:list-style-name="L4">
      <style:paragraph-properties fo:margin-top="0in" fo:margin-bottom="0in"/>
      <style:text-properties fo:color="#000000" style:font-name="Times New Roman" fo:font-size="13pt" style:font-size-asian="13pt" style:font-name-complex="Arial" style:font-size-complex="13pt"/>
    </style:style>
    <style:style style:name="P6" style:family="paragraph" style:parent-style-name="Standard">
      <style:paragraph-properties fo:margin-top="0in" fo:margin-bottom="0in"/>
      <style:text-properties fo:color="#000000" style:font-name="Times New Roman" fo:font-size="13pt" fo:font-weight="bold" style:font-size-asian="13pt" style:font-weight-asian="bold" style:font-name-complex="Arial" style:font-size-complex="13pt" style:font-weight-complex="bold"/>
    </style:style>
    <style:style style:name="P7" style:family="paragraph" style:parent-style-name="Standard" style:list-style-name="L5">
      <style:paragraph-properties fo:margin-top="0in" fo:margin-bottom="0in"/>
      <style:text-properties fo:color="#000000" style:font-name="Times New Roman" fo:font-size="13pt" fo:font-weight="bold" style:font-size-asian="13pt" style:font-weight-asian="bold" style:font-name-complex="Arial" style:font-size-complex="13pt" style:font-weight-complex="bold"/>
    </style:style>
    <style:style style:name="P8" style:family="paragraph" style:parent-style-name="Standard">
      <style:paragraph-properties fo:margin-top="0in" fo:margin-bottom="0in"/>
      <style:text-properties fo:color="#000000" style:font-name="Times New Roman" fo:font-size="13pt" fo:font-weight="normal" style:font-size-asian="13pt" style:font-weight-asian="normal" style:font-name-complex="Arial" style:font-size-complex="13pt" style:font-weight-complex="normal"/>
    </style:style>
    <style:style style:name="P9" style:family="paragraph" style:parent-style-name="Standard" style:list-style-name="L6">
      <style:paragraph-properties fo:margin-top="0in" fo:margin-bottom="0in"/>
      <style:text-properties fo:color="#000000" style:font-name="Times New Roman" fo:font-size="13pt" fo:font-weight="normal" style:font-size-asian="13pt" style:font-weight-asian="normal" style:font-name-complex="Arial" style:font-size-complex="13pt" style:font-weight-complex="normal"/>
    </style:style>
    <style:style style:name="P10" style:family="paragraph" style:parent-style-name="Standard">
      <style:paragraph-properties fo:margin-top="0in" fo:margin-bottom="0in"/>
      <style:text-properties fo:color="#ff3333" style:font-name="Times New Roman" fo:font-size="13pt" fo:font-weight="bold" style:font-size-asian="13pt" style:font-weight-asian="bold" style:font-name-complex="Arial" style:font-size-complex="13pt" style:font-weight-complex="bold"/>
    </style:style>
    <style:style style:name="P11" style:family="paragraph" style:parent-style-name="Standard">
      <style:paragraph-properties fo:margin-top="0in" fo:margin-bottom="0in"/>
      <style:text-properties fo:color="#ff3333" style:font-name="Times New Roman" fo:font-size="13pt" style:font-size-asian="13pt" style:font-name-complex="Arial" style:font-size-complex="13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ecture 5</text:p>
      <text:p text:style-name="P6">liskov substitution principle</text:p>
      <text:p text:style-name="P2">1 direct inheritance -accpt a parameter of type x, should wotk with derived type of x</text:p>
      <text:p text:style-name="P2">does not support multiple inheritance, </text:p>
      <text:p text:style-name="P2">class A : BaseClass, InterfaceA,InterfaceB (not another class)</text:p>
      <text:list xml:id="list219013340445455932" text:style-name="L2">
        <text:list-item>
          <text:p text:style-name="P3">abstract base class for all classes inheriting from</text:p>
        </text:list-item>
      </text:list>
      <text:p text:style-name="P2">construtor only for its children to use, but not instantiated</text:p>
      <text:list xml:id="list8664366147972552044" text:style-name="L3">
        <text:list-item>
          <text:p text:style-name="P4">composition/delegation:</text:p>
          <text:p text:style-name="P4">instead of sharing, put all on a class of its own, others need to use can have an instance of that class, is -a relationship vs has -a relationship</text:p>
          <text:p text:style-name="P4">use interface , dependency inversion</text:p>
          <text:p text:style-name="P4"/>
        </text:list-item>
      </text:list>
      <text:p text:style-name="P2"><text:span text:style-name="T1">bool?</text:span> after value type <text:s/>nullable version of value types</text:p>
      <text:p text:style-name="P2">syntactic sugar for a spec generic <text:s/>Nullable&lt;bool&gt;</text:p>
      <text:p text:style-name="P2">when aleady used 0, bools , need null for something</text:p>
      <text:p text:style-name="P2">public Cat()</text:p>
      <text:p text:style-name="P2">{</text:p>
      <text:p text:style-name="P2"><text:tab/></text:p>
      <text:p text:style-name="P2">}</text:p>
      <text:p text:style-name="P2"/>
      <text:p text:style-name="P2">share constructor Mammal</text:p>
      <text:list xml:id="list2560241068282719778" text:style-name="L4">
        <text:list-item>
          <text:p text:style-name="P5">call one parent class's constructor</text:p>
          <text:p text:style-name="P5">by default, call zero-parameter one, if not compilaer error</text:p>
        </text:list-item>
        <text:list-item>
          <text:p text:style-name="P5">method : base(parameter)</text:p>
          <text:p text:style-name="P5">can have multiple constructor</text:p>
        </text:list-item>
        <text:list-item>
          <text:p text:style-name="P5">provide default value, have to do it for aff after words</text:p>
          <text:p text:style-name="P5">use this to use its own constructor,but not multiple this-&gt; inf loop</text:p>
        </text:list-item>
      </text:list>
      <text:p text:style-name="P11">rewatch</text:p>
      <text:p text:style-name="P11"/>
      <text:p text:style-name="P2"><text:span text:style-name="T1">const</text:span> – final, literal, defined on the same line, cant be changed</text:p>
      <text:p text:style-name="P2">can computed with other const , inherently staic, </text:p>
      <text:p text:style-name="P2"><text:span text:style-name="T1">readonly</text:span>- constructor finishes and provides a value</text:p>
      <text:p text:style-name="P2">need one, but <text:span text:style-name="T1">can't </text:span>change it, private usually</text:p>
      <text:p text:style-name="P2"><text:span text:style-name="T1">virtual override</text:span>- method overring</text:p>
      <text:p text:style-name="P2"><text:span text:style-name="T1">sealed</text:span> – final on class, no inheritance, string sealed</text:p>
      <text:p text:style-name="P2"><text:span text:style-name="T2">sealed</text:span> on method cannot override</text:p>
      <text:p text:style-name="P2"><text:span text:style-name="T1">static</text:span> method works on static variable</text:p>
      <text:p text:style-name="P2">static class, static members, no constructor, contracts the purpose, like namespace</text:p>
      <text:p text:style-name="P2"><text:span text:style-name="T1">partial</text:span>, a class splits into two files, computer generated, custom in another, stitched them </text:p>
      <text:p text:style-name="P2">or method signature and method body seperated</text:p>
      <text:p text:style-name="P6">out <text:span text:style-name="T2">int number,</text:span> method(variable) <text:span text:style-name="T2">must assign value, pass by refrence</text:span></text:p>
      <text:p text:style-name="P6"><text:soft-page-break/><text:span text:style-name="T2"/></text:p>
      <text:p text:style-name="P6">referece<text:span text:style-name="T2"> method(ref int refArgu), int num = 1, method(ref num), must be assigned first</text:span></text:p>
      <text:p text:style-name="P6">Async await</text:p>
      <text:p text:style-name="P6">1 Idpisposable, using <text:s/>stmt, call close()</text:p>
      <text:p text:style-name="P6">2. long -running calls async if other useful work can be done in the meantime</text:p>
      <text:p text:style-name="P6"><text:span text:style-name="T2">steps</text:span></text:p>
      <text:p text:style-name="P6"><text:span text:style-name="T2">1 look for and call the version that has a prefix async</text:span></text:p>
      <text:p text:style-name="P6"><text:span text:style-name="T2">2 return a Task&lt;&gt; instead, await that task</text:span></text:p>
      <text:p text:style-name="P6"><text:span text:style-name="T2">3 compile error: method add async, return type Task or Task&lt;T&gt;</text:span></text:p>
      <text:p text:style-name="P6"><text:span text:style-name="T2"><text:s/>method name + Async</text:span></text:p>
      <text:list xml:id="list1408279991970961430" text:style-name="L5">
        <text:list-item>
          <text:p text:style-name="P7"><text:span text:style-name="T2">any code that calls this method start from step 1</text:span></text:p>
        </text:list-item>
      </text:list>
      <text:p text:style-name="P6"><text:span text:style-name="T2">async Task Main()</text:span></text:p>
      <text:p text:style-name="P10"><text:span text:style-name="T2">rewatch </text:span></text:p>
      <text:p text:style-name="P10"><text:span text:style-name="T2"/></text:p>
      <text:p text:style-name="P6">hashset<text:span text:style-name="T2"> <text:s/>no duplicates, no order, fast to check if has an element, hashtable datestructure</text:span></text:p>
      <text:p text:style-name="P6">dictionary<text:span text:style-name="T2"> : function like a hashmap in Java, dictionary → make a class</text:span></text:p>
      <text:p text:style-name="P6">sortedList</text:p>
      <text:p text:style-name="P6"/>
      <text:p text:style-name="P8">after lunch:</text:p>
      <text:p text:style-name="P8">4 pillers of OOP</text:p>
      <text:p text:style-name="P8">abstraction</text:p>
      <text:p text:style-name="P8">classes</text:p>
      <text:p text:style-name="P8">interfaces</text:p>
      <text:p text:style-name="P8">List : Ienumerable</text:p>
      <text:p text:style-name="P8">for a class implements Ienumerable&lt;T&gt;, can use foreachon it</text:p>
      <text:p text:style-name="P8">rewatch</text:p>
      <text:p text:style-name="P8"/>
      <text:p text:style-name="P8">encapsulation</text:p>
      <text:p text:style-name="P8">overloading</text:p>
      <text:p text:style-name="P8">overrring</text:p>
      <text:p text:style-name="P8">delegate</text:p>
      <text:p text:style-name="P8">genreics</text:p>
      <text:p text:style-name="P8">derivedclass</text:p>
      <text:p text:style-name="P8">interface</text:p>
      <text:p text:style-name="P8"/>
      <text:p text:style-name="P8">inheritance</text:p>
      <text:p text:style-name="P8">devrived</text:p>
      <text:p text:style-name="P8">questions likely</text:p>
      <text:p text:style-name="P8"/>
      <text:p text:style-name="P8">SOLID</text:p>
      <text:p text:style-name="P8"/>
      <text:p text:style-name="P8"><text:soft-page-break/></text:p>
      <text:p text:style-name="P8"/>
      <text:p text:style-name="P8"/>
      <text:p text:style-name="P8">Open close principle open for extension closed for modification, allows for polymorphism</text:p>
      <text:p text:style-name="P8">liskov sub principle</text:p>
      <text:p text:style-name="P8">interface segregation principle, break up huge interfaces, lose coupling</text:p>
      <text:p text:style-name="P8">dependency inversion principle</text:p>
      <text:p text:style-name="P8">more testable, more flexible</text:p>
      <text:p text:style-name="P8"/>
      <text:p text:style-name="P8">unit testing: one functionality at a time</text:p>
      <text:p text:style-name="P8">one branch of one method at a time, islating that part from the rest</text:p>
      <text:p text:style-name="P8">integration testing: multiple functionality working together</text:p>
      <text:p text:style-name="P8">system testing: test the whole application, automated way</text:p>
      <text:p text:style-name="P8">User-acceptance testing: user evaluate</text:p>
      <text:p text:style-name="P8">functional testing: black box, test functions</text:p>
      <text:p text:style-name="P8">manual test automated test</text:p>
      <text:p text:style-name="P8"/>
      <text:p text:style-name="P8">test-driven development</text:p>
      <text:list xml:id="list3929703921031549513" text:style-name="L6">
        <text:list-item>
          <text:p text:style-name="P9">skeleton code</text:p>
        </text:list-item>
        <text:list-item>
          <text:p text:style-name="P9">write unit tests for them to fail</text:p>
        </text:list-item>
        <text:list-item>
          <text:p text:style-name="P9">write enough code to make them pass</text:p>
          <text:p text:style-name="P9"/>
        </text:list-item>
      </text:list>
      <text:p text:style-name="P8">Xunit</text:p>
      <text:p text:style-name="P8">Nunit</text:p>
      <text:p text:style-name="P8">MTest</text:p>
      <text:p text:style-name="P8"/>
      <text:p text:style-name="P8">rewatch after break room</text:p>
      <text:p text:style-name="P8"/>
      <text:p text:style-name="P8">fact <text:s/>dont have inputs</text:p>
      <text:p text:style-name="P8">theory have inputs</text:p>
      <text:p text:style-name="P8">output/ logic, but not the same time</text:p>
      <text:p text:style-name="P8"/>
      <text:p text:style-name="P8">RPSgame game = new PRSgame()</text:p>
      <text:p text:style-name="P8">add reference</text:p>
      <text:p text:style-name="P8">works on vidualStudio, but not VS Code, ctrl shift s save all,</text:p>
      <text:p text:style-name="P8">Omnisharp restart to refresh</text:p>
      <text:p text:style-name="P8"/>
      <text:p text:style-name="P8">1.arrange</text:p>
      <text:p text:style-name="P8">2.act</text:p>
      <text:p text:style-name="P8">3.assert</text:p>
      <text:p text:style-name="P8"><text:soft-page-break/>var score = new Score()</text:p>
      <text:p text:style-name="P8">string result = game.play(move,move,score)</text:p>
      <text:p text:style-name="P8">Assert.Equal(“tie”,result); <text:s/>// expect and actual</text:p>
      <text:p text:style-name="P8">Asssrt.Equal(0,score.lossCount);</text:p>
      <text:p text:style-name="P8"/>
      <text:p text:style-name="P8">test explore</text:p>
      <text:p text:style-name="P8">right click debug()</text:p>
      <text:p text:style-name="P8"/>
      <text:p text:style-name="P8">custom exception : AppilcationException</text:p>
      <text:p text:style-name="P8"/>
      <text:p text:style-name="P8">many places need a method move to a static class static methos</text:p>
      <text:p text:style-name="P8">extension method write (this)</text:p>
      <text:p text:style-name="P8">using Extension</text:p>
      <text:p text:style-name="P8">s.wordCount() <text:s/>WordCOunt()</text:p>
      <text:p text:style-name="P8">syntactic sugar</text:p>
      <text:p text:style-name="P8">LINQ</text:p>
      <text:p text:style-name="P8">go over project again and 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urier New" svg:font-family="'Courier New'" style:font-family-generic="modern" style:font-pitch="fixed"/>
    <style:font-face style:name="新宋体" svg:font-family="新宋体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wiss" style:font-pitch="variable"/>
    <style:font-face style:name="Tahoma" svg:font-family="Tahoma" style:font-family-generic="swiss" style:font-pitch="variable"/>
    <style:font-face style:name="微软雅黑" svg:font-family="微软雅黑" style:font-family-generic="swiss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6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en" fo:country="US" fo:font-style="normal" style:text-underline-style="none" fo:font-weight="normal" style:letter-kerning="true" style:font-size-asian="11pt" style:language-asian="zh" style:country-asian="CN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11in" fo:line-height="106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en" fo:country="US" fo:font-style="normal" style:text-underline-style="none" fo:font-weight="normal" style:letter-kerning="true" fo:background-color="transparent" style:font-name-asian="宋体" style:font-size-asian="11pt" style:language-asian="zh" style:country-asian="CN" style:font-style-asian="normal" style:font-weight-asian="normal" style:font-name-complex="Tahoma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1665in" fo:margin-bottom="0.0835in" fo:hyphenation-ladder-count="no-limit" fo:keep-with-next="always"/>
      <style:text-properties style:font-name="Arial" fo:font-size="14pt" style:font-name-asian="微软雅黑" style:font-size-asian="14pt" style:font-name-complex="Lucida Sans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in" fo:margin-bottom="0.0835in" fo:hyphenation-ladder-count="no-limit"/>
      <style:text-properties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style:font-name-complex="Lucida Sans"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0835in" fo:margin-bottom="0.0835in" fo:hyphenation-ladder-count="no-limit" text:number-lines="false" text:line-number="0"/>
      <style:text-properties fo:font-size="12pt" fo:font-style="italic" style:font-size-asian="12pt" style:font-style-asian="italic" style:font-name-complex="Lucida Sans" style:font-size-complex="12pt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Lucida Sans" fo:hyphenate="false" fo:hyphenation-remain-char-count="0" fo:hyphenation-push-char-count="0"/>
    </style:style>
    <style:style style:name="List_20_Paragraph" style:display-name="List Paragraph" style:family="paragraph" style:parent-style-name="Standard">
      <style:paragraph-properties fo:margin-left="0.5in" fo:margin-right="0in" fo:hyphenation-ladder-count="no-limit" fo:text-indent="0in" style:auto-text-indent="false">
        <style:tab-stops/>
      </style:paragraph-properties>
      <style:text-properties fo:hyphenate="false" fo:hyphenation-remain-char-count="0" fo:hyphenation-push-char-count="0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ListLabel_20_1" style:display-name="ListLabel 1" style:family="text">
      <style:text-properties fo:font-size="10pt" style:font-size-asian="10pt"/>
    </style:style>
    <style:style style:name="Numbering_20_Symbols" style:display-name="Numbering Symbols" style:family="text"/>
    <style:style style:name="WW_5f_CharLFO1LVL1" style:display-name="WW_CharLFO1LVL1" style:family="text">
      <style:text-properties fo:font-size="10pt" style:font-size-asian="10pt"/>
    </style:style>
    <style:style style:name="WW_5f_CharLFO1LVL2" style:display-name="WW_CharLFO1LVL2" style:family="text">
      <style:text-properties fo:font-size="10pt" style:font-size-asian="10pt"/>
    </style:style>
    <style:style style:name="WW_5f_CharLFO1LVL3" style:display-name="WW_CharLFO1LVL3" style:family="text">
      <style:text-properties fo:font-size="10pt" style:font-size-asian="10pt"/>
    </style:style>
    <style:style style:name="WW_5f_CharLFO1LVL4" style:display-name="WW_CharLFO1LVL4" style:family="text">
      <style:text-properties fo:font-size="10pt" style:font-size-asian="10pt"/>
    </style:style>
    <style:style style:name="WW_5f_CharLFO1LVL5" style:display-name="WW_CharLFO1LVL5" style:family="text">
      <style:text-properties fo:font-size="10pt" style:font-size-asian="10pt"/>
    </style:style>
    <style:style style:name="WW_5f_CharLFO1LVL6" style:display-name="WW_CharLFO1LVL6" style:family="text">
      <style:text-properties fo:font-size="10pt" style:font-size-asian="10pt"/>
    </style:style>
    <style:style style:name="WW_5f_CharLFO1LVL7" style:display-name="WW_CharLFO1LVL7" style:family="text">
      <style:text-properties fo:font-size="10pt" style:font-size-asian="10pt"/>
    </style:style>
    <style:style style:name="WW_5f_CharLFO1LVL8" style:display-name="WW_CharLFO1LVL8" style:family="text">
      <style:text-properties fo:font-size="10pt" style:font-size-asian="10pt"/>
    </style:style>
    <style:style style:name="WW_5f_CharLFO1LVL9" style:display-name="WW_CharLFO1LVL9" style:family="text">
      <style:text-properties fo:font-size="10pt" style:font-size-asian="10pt"/>
    </style:style>
    <style:style style:name="WW_5f_CharLFO2LVL1" style:display-name="WW_CharLFO2LVL1" style:family="text">
      <style:text-properties fo:font-size="10pt" style:font-size-asian="10pt"/>
    </style:style>
    <style:style style:name="WW_5f_CharLFO2LVL2" style:display-name="WW_CharLFO2LVL2" style:family="text">
      <style:text-properties fo:font-size="10pt" style:font-size-asian="10pt"/>
    </style:style>
    <style:style style:name="WW_5f_CharLFO2LVL3" style:display-name="WW_CharLFO2LVL3" style:family="text">
      <style:text-properties fo:font-size="10pt" style:font-size-asian="10pt"/>
    </style:style>
    <style:style style:name="WW_5f_CharLFO2LVL4" style:display-name="WW_CharLFO2LVL4" style:family="text">
      <style:text-properties fo:font-size="10pt" style:font-size-asian="10pt"/>
    </style:style>
    <style:style style:name="WW_5f_CharLFO2LVL5" style:display-name="WW_CharLFO2LVL5" style:family="text">
      <style:text-properties fo:font-size="10pt" style:font-size-asian="10pt"/>
    </style:style>
    <style:style style:name="WW_5f_CharLFO2LVL6" style:display-name="WW_CharLFO2LVL6" style:family="text">
      <style:text-properties fo:font-size="10pt" style:font-size-asian="10pt"/>
    </style:style>
    <style:style style:name="WW_5f_CharLFO2LVL7" style:display-name="WW_CharLFO2LVL7" style:family="text">
      <style:text-properties fo:font-size="10pt" style:font-size-asian="10pt"/>
    </style:style>
    <style:style style:name="WW_5f_CharLFO2LVL8" style:display-name="WW_CharLFO2LVL8" style:family="text">
      <style:text-properties fo:font-size="10pt" style:font-size-asian="10pt"/>
    </style:style>
    <style:style style:name="WW_5f_CharLFO2LVL9" style:display-name="WW_CharLFO2LVL9" style:family="text">
      <style:text-properties fo:font-size="10pt" style:font-size-asian="10pt"/>
    </style:style>
    <style:style style:name="Source_20_Text" style:display-name="Source Text" style:family="text">
      <style:text-properties style:font-name="Courier New" style:font-name-asian="新宋体" style:font-name-complex="Courier New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WW_5f_CharLFO1LVL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WW_5f_CharLFO1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WW_5f_CharLFO1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WW_5f_CharLFO1LVL4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WW_5f_CharLFO1LVL5" text:bullet-char="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WW_5f_CharLFO1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WW_5f_CharLFO1LVL7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WW_5f_CharLFO1LVL8" text:bullet-char="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WW_5f_CharLFO1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WW_5f_CharLFO2LVL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WW_5f_CharLFO2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WW_5f_CharLFO2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WW_5f_CharLFO2LVL4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WW_5f_CharLFO2LVL5" text:bullet-char="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WW_5f_CharLFO2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WW_5f_CharLFO2LVL7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WW_5f_CharLFO2LVL8" text:bullet-char="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WW_5f_CharLFO2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3$Win32 OpenOffice.org_project/413m1$Build-9783</meta:generator>
    <meta:creation-date>2020-07-27T13:18:00Z</meta:creation-date>
    <dc:date>2020-11-06T16:11:11.69</dc:date>
    <meta:editing-cycles>27</meta:editing-cycles>
    <meta:editing-duration>P1DT15H41M37S</meta:editing-duration>
    <meta:document-statistic meta:table-count="0" meta:image-count="0" meta:object-count="0" meta:page-count="5" meta:paragraph-count="115" meta:word-count="621" meta:character-count="3923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" xlink:href="Normal"/>
  </office:meta>
</office:document-meta>
</file>